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466cm"/>
    </style:style>
    <style:style style:name="co2" style:family="table-column">
      <style:table-column-properties fo:break-before="auto" style:column-width="17.339cm"/>
    </style:style>
    <style:style style:name="co3" style:family="table-column">
      <style:table-column-properties fo:break-before="auto" style:column-width="0.963cm"/>
    </style:style>
    <style:style style:name="co4" style:family="table-column">
      <style:table-column-properties fo:break-before="auto" style:column-width="1.61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1.319cm"/>
    </style:style>
    <style:style style:name="co10" style:family="table-column">
      <style:table-column-properties fo:break-before="auto" style:column-width="1.53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everity</text:p>
          </table:table-cell>
          <table:table-cell table:style-name="ce1" office:value-type="string">
            <text:p>Rule</text:p>
          </table:table-cell>
          <table:table-cell table:style-name="ce1" office:value-type="string">
            <text:p>Descrip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70">
            <text:p>17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83">
            <text:p>18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196">
            <text:p>19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09">
            <text:p>20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36">
            <text:p>23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api\api_ims.cpp</text:p>
          </table:table-cell>
          <table:table-cell office:value-type="float" office:value="249">
            <text:p>2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2" office:value-type="string">
            <text:p>FIXED </text:p>
          </table:table-cell>
          <table:table-cell office:value-type="string">
            <text:p>C:\DemoSQuoRE\C++\SysFera\VISHNU\VISHNU_1.2.0\TMS\src\server\Batch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chgrp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chmodSrv.cpp</text:p>
          </table:table-cell>
          <table:table-cell office:value-type="float" office:value="38">
            <text:p>3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Global variable (Relaxed)</text:p>
          </table:table-cell>
          <table:table-cell office:value-type="string">
            <text:p>C:\DemoSQuoRE\C++\SysFera\VISHNU\VISHNU_1.2.0\core\src\config\constants.cpp</text:p>
          </table:table-cell>
          <table:table-cell office:value-type="float" office:value="6">
            <text:p>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RELAXED</text:p>
          </table:table-cell>
          <table:table-cell office:value-type="string">
            <text:p>C:\DemoSQuoRE\C++\SysFera\VISHNU\VISHNU_1.2.0\core\src\config\constants.hpp</text:p>
          </table:table-cell>
          <table:table-cell office:value-type="float" office:value="68">
            <text:p>68</text:p>
          </table:table-cell>
          <table:table-cell office:value-type="string">
            <text:p>Required</text:p>
          </table:table-cell>
          <table:table-cell office:value-type="string">
            <text:p>MISRA_3_1_3</text:p>
          </table:table-cell>
          <table:table-cell office:value-type="string">
            <text:p>Size</text:p>
          </table:table-cell>
          <table:table-cell office:value-type="string">
            <text:p>of</text:p>
          </table:table-cell>
          <table:table-cell office:value-type="string">
            <text:p>array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create_dir.cpp</text:p>
          </table:table-cell>
          <table:table-cell office:value-type="float" office:value="32">
            <text:p>3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8">
            <text:p>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30">
            <text:p>3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RELAXED</text:p>
          </table:table-cell>
          <table:table-cell office:value-type="string">
            <text:p>C:\DemoSQuoRE\C++\SysFera\VISHNU\VISHNU_1.2.0\UMS\src\cli\daemon_cleaner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Global variable (Relaxed)</text:p>
          </table:table-cell>
          <table:table-cell office:value-type="string">
            <text:p>C:\DemoSQuoRE\C++\SysFera\VISHNU\VISHNU_1.2.0\core\src\database\DbConfiguration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core\src\database\DbFactory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test\src\diet_fixtures.hpp</text:p>
          </table:table-cell>
          <table:table-cell office:value-type="float" office:value="55">
            <text:p>5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test\src\diet_fixtures.hpp</text:p>
          </table:table-cell>
          <table:table-cell office:value-type="float" office:value="350">
            <text:p>35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47">
            <text:p>4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89">
            <text:p>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3">
            <text:p>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5">
            <text:p>9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\displayer.cpp</text:p>
          </table:table-cell>
          <table:table-cell office:value-type="float" office:value="97">
            <text:p>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/>
          <table:table-cell office:value-type="string">
            <text:p>C:\DemoSQuoRE\C++\SysFera\VISHNU\VISHNU_1.2.0\IMS\src\client\ExporterProxy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data\ExportFactory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67">
            <text:p>67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75">
            <text:p>75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88">
            <text:p>88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05">
            <text:p>1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24">
            <text:p>1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29">
            <text:p>12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39">
            <text:p>13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44">
            <text:p>14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49">
            <text:p>14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54">
            <text:p>15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64">
            <text:p>16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.cpp</text:p>
          </table:table-cell>
          <table:table-cell office:value-type="float" office:value="199">
            <text:p>19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2">
            <text:p>4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8">
            <text:p>4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49">
            <text:p>4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50">
            <text:p>5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Factory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43">
            <text:p>14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56">
            <text:p>156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173">
            <text:p>17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07">
            <text:p>20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16">
            <text:p>21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33">
            <text:p>23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42">
            <text:p>24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51">
            <text:p>2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69">
            <text:p>26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78">
            <text:p>27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296">
            <text:p>2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35">
            <text:p>33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.cpp</text:p>
          </table:table-cell>
          <table:table-cell office:value-type="float" office:value="348">
            <text:p>3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ProxyFactory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FileTransferProxy.cpp</text:p>
          </table:table-cell>
          <table:table-cell office:value-type="float" office:value="71">
            <text:p>7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27">
            <text:p>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28">
            <text:p>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168">
            <text:p>16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378">
            <text:p>378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405">
            <text:p>40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02">
            <text:p>702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06">
            <text:p>706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11">
            <text:p>71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20">
            <text:p>72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44">
            <text:p>74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47">
            <text:p>74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53">
            <text:p>75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FileTransferServer.cpp</text:p>
          </table:table-cell>
          <table:table-cell office:value-type="float" office:value="760">
            <text:p>76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56">
            <text:p>25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58">
            <text:p>25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0">
            <text:p>26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2">
            <text:p>262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64">
            <text:p>264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79">
            <text:p>27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1">
            <text:p>28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3">
            <text:p>28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5">
            <text:p>2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7">
            <text:p>28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89">
            <text:p>28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91">
            <text:p>291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293">
            <text:p>293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06">
            <text:p>30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08">
            <text:p>3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10">
            <text:p>31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FMSDisplayer.cpp</text:p>
          </table:table-cell>
          <table:table-cell office:value-type="float" office:value="364">
            <text:p>36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registry\FMSMapper.cpp</text:p>
          </table:table-cell>
          <table:table-cell office:value-type="float" office:value="200">
            <text:p>20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1">
            <text:p>5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get_processes.cpp</text:p>
          </table:table-cell>
          <table:table-cell office:value-type="float" office:value="52">
            <text:p>5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getInfosSrv.cpp</text:p>
          </table:table-cell>
          <table:table-cell office:value-type="float" office:value="121">
            <text:p>12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head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head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registry\IMSMapper.cpp</text:p>
          </table:table-cell>
          <table:table-cell office:value-type="float" office:value="134">
            <text:p>134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2">
            <text:p>1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imssed.cpp</text:p>
          </table:table-cell>
          <table:table-cell office:value-type="float" office:value="127">
            <text:p>12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list_file_transfers.cpp</text:p>
          </table:table-cell>
          <table:table-cell office:value-type="float" office:value="126">
            <text:p>126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cli\list_jobs.cpp</text:p>
          </table:table-cell>
          <table:table-cell office:value-type="float" office:value="197">
            <text:p>197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290">
            <text:p>290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585">
            <text:p>58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LLServer.cpp</text:p>
          </table:table-cell>
          <table:table-cell office:value-type="float" office:value="675">
            <text:p>675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UMS\src\server\LocalAccountServer.cpp</text:p>
          </table:table-cell>
          <table:table-cell office:value-type="float" office:value="303">
            <text:p>3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2">
            <text:p>9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4">
            <text:p>9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98">
            <text:p>9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0">
            <text:p>10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10">
            <text:p>11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cpp</text:p>
          </table:table-cell>
          <table:table-cell office:value-type="float" office:value="128">
            <text:p>12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84">
            <text:p>84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90">
            <text:p>9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96">
            <text:p>96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07">
            <text:p>107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13">
            <text:p>113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19">
            <text:p>119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25">
            <text:p>125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30">
            <text:p>130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LocalFileProxy.hpp</text:p>
          </table:table-cell>
          <table:table-cell office:value-type="float" office:value="171">
            <text:p>171</text:p>
          </table:table-cell>
          <table:table-cell office:value-type="string">
            <text:p>Required</text:p>
          </table:table-cell>
          <table:table-cell office:value-type="string">
            <text:p>MISRA_8_4_3</text:p>
          </table:table-cell>
          <table:table-cell office:value-type="string">
            <text:p>Explicit</text:p>
          </table:table-cell>
          <table:table-cell office:value-type="string">
            <text:p>return</text:p>
          </table:table-cell>
          <table:table-cell office:value-type="string">
            <text:p>state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:\DemoSQuoRE\C++\SysFera\VISHNU\VISHNU_1.2.0\IMS\src\server\controller\logTool\LogTool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lsSrv.cpp</text:p>
          </table:table-cell>
          <table:table-cell office:value-type="float" office:value="41">
            <text:p>4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core\src\registry\MapperRegist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MetricServer.cpp</text:p>
          </table:table-cell>
          <table:table-cell office:value-type="float" office:value="91">
            <text:p>91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d\MonitorFMS.h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12_1_3</text:p>
          </table:table-cell>
          <table:table-cell office:value-type="string">
            <text:p>Constructors</text:p>
          </table:table-cell>
          <table:table-cell table:number-columns-repeated="5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29">
            <text:p>12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0">
            <text:p>130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1">
            <text:p>131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MYSQLDatabase.cpp</text:p>
          </table:table-cell>
          <table:table-cell office:value-type="float" office:value="132">
            <text:p>132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Options.cpp</text:p>
          </table:table-cell>
          <table:table-cell office:value-type="float" office:value="109">
            <text:p>109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database\POSTGREDatabase.cpp</text:p>
          </table:table-cell>
          <table:table-cell office:value-type="float" office:value="135">
            <text:p>13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process\ProcessCtl.cpp</text:p>
          </table:table-cell>
          <table:table-cell office:value-type="float" office:value="134">
            <text:p>134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ent\RemoteFileProxy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cli\restart.cpp</text:p>
          </table:table-cell>
          <table:table-cell office:value-type="float" office:value="89">
            <text:p>89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7">
            <text:p>17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8">
            <text:p>18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FMS\src\sed\ServerFMS.cpp</text:p>
          </table:table-cell>
          <table:table-cell office:value-type="float" office:value="19">
            <text:p>19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0">
            <text:p>20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1">
            <text:p>2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2">
            <text:p>2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3">
            <text:p>2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4">
            <text:p>2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d\ServerIMS.cpp</text:p>
          </table:table-cell>
          <table:table-cell office:value-type="float" office:value="25">
            <text:p>2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TMS\src\sed\ServerT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1">
            <text:p>11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2">
            <text:p>12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3">
            <text:p>1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4">
            <text:p>14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5">
            <text:p>1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table:style-name="ce3" office:value-type="string">
            <text:p>Static variable (RELAXED)</text:p>
          </table:table-cell>
          <table:table-cell office:value-type="string">
            <text:p>C:\DemoSQuoRE\C++\SysFera\VISHNU\VISHNU_1.2.0\UMS\src\sed\ServerUMS.cpp</text:p>
          </table:table-cell>
          <table:table-cell office:value-type="float" office:value="16">
            <text:p>1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UMS\src\server\SessionServer.cpp</text:p>
          </table:table-cell>
          <table:table-cell office:value-type="float" office:value="259">
            <text:p>259</text:p>
          </table:table-cell>
          <table:table-cell office:value-type="string">
            <text:p>Required</text:p>
          </table:table-cell>
          <table:table-cell office:value-type="string">
            <text:p>MISRA_6_4_6</text:p>
          </table:table-cell>
          <table:table-cell office:value-type="string">
            <text:p>Default</text:p>
          </table:table-cell>
          <table:table-cell office:value-type="string">
            <text:p>clause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33">
            <text:p>3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79">
            <text:p>7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08">
            <text:p>108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1">
            <text:p>111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4">
            <text:p>114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data\export\shell\ShellExporter.cpp</text:p>
          </table:table-cell>
          <table:table-cell office:value-type="float" office:value="117">
            <text:p>117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1">
            <text:p>15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3">
            <text:p>15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5">
            <text:p>15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7">
            <text:p>157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59">
            <text:p>159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61">
            <text:p>16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63">
            <text:p>16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75">
            <text:p>17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191">
            <text:p>19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26">
            <text:p>226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31">
            <text:p>231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43">
            <text:p>243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48">
            <text:p>248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66">
            <text:p>266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284">
            <text:p>28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05">
            <text:p>305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24">
            <text:p>324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360">
            <text:p>360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425">
            <text:p>425</text:p>
          </table:table-cell>
          <table:table-cell office:value-type="string">
            <text:p>Advisory</text:p>
          </table:table-cell>
          <table:table-cell office:value-type="string">
            <text:p>MISRA_2_7_3</text:p>
          </table:table-cell>
          <table:table-cell office:value-type="string">
            <text:p>Commented</text:p>
          </table:table-cell>
          <table:table-cell office:value-type="string">
            <text:p>out</text:p>
          </table:table-cell>
          <table:table-cell office:value-type="string">
            <text:p>sections</text:p>
          </table:table-cell>
          <table:table-cell office:value-type="string">
            <text:p>of</text:p>
          </table:table-cell>
          <table:table-cell office:value-type="string">
            <text:p>code</text:p>
          </table:table-cell>
          <table:table-cell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19">
            <text:p>519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23">
            <text:p>523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28">
            <text:p>528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37">
            <text:p>53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61">
            <text:p>561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64">
            <text:p>564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70">
            <text:p>570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server\SSHFile.cpp</text:p>
          </table:table-cell>
          <table:table-cell office:value-type="float" office:value="577">
            <text:p>577</text:p>
          </table:table-cell>
          <table:table-cell office:value-type="string">
            <text:p>Required</text:p>
          </table:table-cell>
          <table:table-cell office:value-type="string">
            <text:p>MISRA_6_3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TMS\src\server\SSHJobExec.cpp</text:p>
          </table:table-cell>
          <table:table-cell office:value-type="float" office:value="208">
            <text:p>208</text:p>
          </table:table-cell>
          <table:table-cell office:value-type="string">
            <text:p>Required</text:p>
          </table:table-cell>
          <table:table-cell office:value-type="string">
            <text:p>MISRA_6_4_5</text:p>
          </table:table-cell>
          <table:table-cell office:value-type="string">
            <text:p>Throw</text:p>
          </table:table-cell>
          <table:table-cell office:value-type="string">
            <text:p>or</text:p>
          </table:table-cell>
          <table:table-cell office:value-type="string">
            <text:p>break</text:p>
          </table:table-cell>
          <table:table-cell office:value-type="string">
            <text:p>in</text:p>
          </table:table-cell>
          <table:table-cell office:value-type="string">
            <text:p>switch</text:p>
          </table:table-cell>
          <table:table-cell office:value-type="string">
            <text:p>clauses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tail_of_file.cpp</text:p>
          </table:table-cell>
          <table:table-cell office:value-type="float" office:value="102">
            <text:p>102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FMS\src\cli\tail_of_file.cpp</text:p>
          </table:table-cell>
          <table:table-cell office:value-type="float" office:value="103">
            <text:p>103</text:p>
          </table:table-cell>
          <table:table-cell office:value-type="string">
            <text:p>Required</text:p>
          </table:table-cell>
          <table:table-cell office:value-type="string">
            <text:p>MISRA_6_4_1</text:p>
          </table:table-cell>
          <table:table-cell office:value-type="string">
            <text:p>Compound</text:p>
          </table:table-cell>
          <table:table-cell office:value-type="string">
            <text:p>statement</text:p>
          </table:table-cell>
          <table:table-cell office:value-type="string">
            <text:p>for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5">
            <text:p>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:\DemoSQuoRE\C++\SysFera\VISHNU\VISHNU_1.2.0\IMS\src\server\controller\logTool\ToolFactory.cpp</text:p>
          </table:table-cell>
          <table:table-cell office:value-type="float" office:value="26">
            <text:p>26</text:p>
          </table:table-cell>
          <table:table-cell office:value-type="string">
            <text:p>Required</text:p>
          </table:table-cell>
          <table:table-cell office:value-type="string">
            <text:p>MISRA_0_1_1</text:p>
          </table:table-cell>
          <table:table-cell office:value-type="string">
            <text:p>Unreachable</text:p>
          </table:table-cell>
          <table:table-cell office:value-type="string">
            <text:p>code</text:p>
          </table:table-cell>
          <table:table-cell table:number-columns-repeated="4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utilServer.cpp</text:p>
          </table:table-cell>
          <table:table-cell office:value-type="float" office:value="82">
            <text:p>82</text:p>
          </table:table-cell>
          <table:table-cell office:value-type="string">
            <text:p>Required</text:p>
          </table:table-cell>
          <table:table-cell office:value-type="string">
            <text:p>MISRA_18_0_4</text:p>
          </table:table-cell>
          <table:table-cell office:value-type="string">
            <text:p>Time</text:p>
          </table:table-cell>
          <table:table-cell office:value-type="string">
            <text:p>handling</text:p>
          </table:table-cell>
          <table:table-cell office:value-type="string">
            <text:p>functions</text:p>
          </table:table-cell>
          <table:table-cell table:number-columns-repeated="3"/>
        </table:table-row>
        <table:table-row table:style-name="ro1">
          <table:table-cell office:value-type="string">
            <text:p>FIXED</text:p>
          </table:table-cell>
          <table:table-cell office:value-type="string">
            <text:p>C:\DemoSQuoRE\C++\SysFera\VISHNU\VISHNU_1.2.0\core\src\utils\utilVishnu.cpp</text:p>
          </table:table-cell>
          <table:table-cell office:value-type="float" office:value="275">
            <text:p>275</text:p>
          </table:table-cell>
          <table:table-cell office:value-type="string">
            <text:p>Required</text:p>
          </table:table-cell>
          <table:table-cell office:value-type="string">
            <text:p>MISRA_0_1_3</text:p>
          </table:table-cell>
          <table:table-cell office:value-type="string">
            <text:p>Unused</text:p>
          </table:table-cell>
          <table:table-cell office:value-type="string">
            <text:p>variables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5/07/2011</text:date>, <text:time>11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5T11:26:35</dc:date>
    <dc:creator>traore </dc:creator>
    <meta:generator>OpenOffice.org/3.2$Unix OpenOffice.org_project/320m19$Build-9505</meta:generator>
    <meta:editing-duration>PT04H33M32S</meta:editing-duration>
    <meta:editing-cycles>21</meta:editing-cycles>
    <meta:document-statistic meta:table-count="1" meta:cell-count="1750" meta:object-count="0"/>
  </office:meta>
</office:document-meta>
</file>